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707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G" style:family="table-column">
      <style:table-column-properties style:column-width="1.43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33" style:family="table-row">
      <style:table-row-properties style:min-row-height="1.702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30cfe3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fo:font-weight="bold" officeooo:rsid="0030cfe3" officeooo:paragraph-rsid="00478c75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3991e3"/>
    </style:style>
    <style:style style:name="P5" style:family="paragraph" style:parent-style-name="Standard">
      <style:text-properties officeooo:paragraph-rsid="003991e3"/>
    </style:style>
    <style:style style:name="P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eb64f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4eb64f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4eb64f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eb64f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19" style:family="paragraph" style:parent-style-name="Table_20_Contents">
      <style:text-properties fo:font-size="10.5pt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30cfe3" officeooo:paragraph-rsid="0049406c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473dee" officeooo:paragraph-rsid="00473dee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c29a3" officeooo:paragraph-rsid="002c29a3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499ccd" officeooo:paragraph-rsid="00499ccd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478c75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2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3" style:family="paragraph" style:parent-style-name="Table_20_Contents">
      <style:text-properties officeooo:paragraph-rsid="003991e3"/>
    </style:style>
    <style:style style:name="P34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38" style:family="paragraph" style:parent-style-name="Table_20_Contents">
      <style:text-properties officeooo:rsid="000bac82" officeooo:paragraph-rsid="003991e3"/>
    </style:style>
    <style:style style:name="P39" style:family="paragraph" style:parent-style-name="Table_20_Contents">
      <style:text-properties officeooo:rsid="000bac82" officeooo:paragraph-rsid="004c6e64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473dee" style:font-size-asian="10.5pt" style:font-style-asian="normal" style:font-weight-asian="normal" style:font-size-complex="10.5pt" style:font-weight-complex="normal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478c75" style:font-size-asian="10.5pt" style:font-style-asian="normal" style:font-weight-asian="normal" style:font-size-complex="10.5pt" style:font-weight-complex="normal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9f1f9" style:font-size-asian="10.5pt" style:font-style-asian="normal" style:font-weight-asian="bold" style:font-size-complex="10.5pt" style:font-weight-complex="bold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2c29a3" style:font-size-asian="10.5pt" style:font-style-asian="normal" style:font-weight-asian="bold" style:font-size-complex="10.5pt" style:font-weight-complex="bold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478c75" style:font-size-asian="10.5pt" style:font-style-asian="normal" style:font-weight-asian="bold" style:font-size-complex="10.5pt" style:font-weight-complex="bold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4b5e70" style:font-size-asian="10.5pt" style:font-style-asian="normal" style:font-weight-asian="bold" style:font-size-complex="10.5pt" style:font-weight-complex="bold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82cca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76b95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3083ca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73dee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78c75" style:font-size-asian="10.5pt" style:font-style-asian="normal" style:font-weight-asian="normal" style:font-size-complex="10.5pt" style:font-weight-complex="normal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c6e64" style:font-size-asian="10.5pt" style:font-style-asian="normal" style:font-weight-asian="normal" style:font-size-complex="10.5pt" style:font-weight-complex="normal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769b1" officeooo:paragraph-rsid="00478c75" style:font-size-asian="10.5pt" style:font-style-asian="normal" style:font-weight-asian="normal" style:font-size-complex="10.5pt" style:font-weight-complex="normal" style:text-emphasize="none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3083ca" style:font-size-asian="10.5pt" style:font-style-asian="normal" style:font-weight-asian="normal" style:font-size-complex="10.5pt" style:font-style-complex="normal" style:font-weight-complex="normal" style:text-emphasize="none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11437" style:font-size-asian="10.5pt" style:font-style-asian="normal" style:font-weight-asian="normal" style:font-size-complex="10.5pt" style:font-style-complex="normal" style:font-weight-complex="normal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bold" officeooo:rsid="0023c526" officeooo:paragraph-rsid="00478c75" style:font-name-asian="Times New Roman1" style:font-size-asian="10.5pt" style:font-style-asian="italic" style:font-weight-asian="bold" style:font-name-complex="Times New Roman1" style:font-size-complex="10.5pt" style:font-weight-complex="normal" style:text-emphasize="none"/>
    </style:style>
    <style:style style:name="P60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2e1b18" style:font-size-asian="10.5pt" style:font-size-complex="10.5pt"/>
    </style:style>
    <style:style style:name="P61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2ee2e5" style:font-size-asian="10.5pt" style:font-size-complex="10.5pt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daf8e" style:font-size-asian="10.5pt" style:font-size-complex="10.5pt"/>
    </style:style>
    <style:style style:name="P63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64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411437" style:font-size-asian="10.5pt" style:font-size-complex="10.5pt"/>
    </style:style>
    <style:style style:name="P65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paragraph-rsid="00478c75" style:font-size-asian="10.5pt" style:font-size-complex="10.5pt"/>
    </style:style>
    <style:style style:name="P66" style:family="paragraph" style:parent-style-name="Зміст_5f_вимоги">
      <style:paragraph-properties fo:margin-left="0cm" fo:margin-right="0cm" fo:text-indent="0cm" style:auto-text-indent="false"/>
      <style:text-properties fo:font-size="10.5pt" fo:font-weight="normal" officeooo:rsid="001331e3" officeooo:paragraph-rsid="003083ca" style:font-size-asian="10.5pt" style:font-weight-asian="normal" style:font-size-complex="10.5pt" style:font-weight-complex="normal"/>
    </style:style>
    <style:style style:name="P6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rsid="001331e3" officeooo:paragraph-rsid="003f9cfe" style:font-name-asian="Times New Roman1" style:font-size-asian="10.5pt" style:font-style-asian="italic" style:font-weight-asian="bold" style:font-name-complex="Times New Roman1" style:font-size-complex="10.5pt"/>
    </style:style>
    <style:style style:name="P6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78c75" style:font-name-asian="Times New Roman1" style:font-size-asian="10.5pt" style:font-style-asian="italic" style:font-weight-asian="bold" style:font-name-complex="Times New Roman1" style:font-size-complex="10.5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78c75" style:font-name-asian="Times New Roman1" style:font-size-asian="10.5pt" style:font-style-asian="italic" style:font-weight-asian="bold" style:font-name-complex="Times New Roman1" style:font-size-complex="10.5pt"/>
    </style:style>
    <style:style style:name="P7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e9d41" style:font-size-asian="10.5pt" style:font-size-complex="10.5pt"/>
    </style:style>
    <style:style style:name="P71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3f9cfe" style:font-size-asian="10.5pt" style:font-size-complex="10.5pt"/>
    </style:style>
    <style:style style:name="P72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daf8e" style:font-name-asian="Times New Roman1" style:font-size-asian="10.5pt" style:font-style-asian="italic" style:font-weight-asian="bold" style:font-name-complex="Times New Roman1" style:font-size-complex="10.5pt"/>
    </style:style>
    <style:style style:name="P7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3e9d41" style:font-name-asian="Times New Roman1" style:font-size-asian="10.5pt" style:font-style-asian="italic" style:font-weight-asian="bold" style:font-name-complex="Times New Roman1" style:font-size-complex="10.5pt"/>
    </style:style>
    <style:style style:name="P74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1" style:font-size-asian="10.5pt" style:font-style-asian="italic" style:font-weight-asian="bold" style:font-name-complex="Times New Roman1" style:font-size-complex="10.5pt"/>
    </style:style>
    <style:style style:name="P75" style:family="paragraph" style:parent-style-name="Standard">
      <style:paragraph-properties fo:line-height="100%"/>
      <style:text-properties officeooo:paragraph-rsid="0050206f"/>
    </style:style>
    <style:style style:name="P7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7" style:family="paragraph" style:parent-style-name="Standard">
      <style:paragraph-properties fo:line-height="100%"/>
      <style:text-properties style:font-name="Times New Roman" fo:font-size="14pt" fo:language="uk" fo:country="UA" officeooo:paragraph-rsid="0050206f" style:font-size-asian="14pt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2e1b18" style:font-style-asian="italic" style:font-style-complex="italic"/>
    </style:style>
    <style:style style:name="T3" style:family="text">
      <style:text-properties fo:font-style="italic" officeooo:rsid="003083ca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4b5e70" style:font-style-asian="italic" style:font-style-complex="italic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e2e5" style:font-style-asian="normal" style:font-weight-asian="normal" style:font-style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style-asian="normal" style:font-weight-asian="normal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478c75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1b18" style:font-style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181cf4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47e25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c29a3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478c75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4b5e70" style:font-style-asian="italic" style:font-weight-asian="normal" style:font-style-complex="italic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style-asian="italic" style:font-weight-asian="normal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fo:text-shadow="none" style:text-underline-style="none" fo:font-weight="normal" officeooo:rsid="0023c526" style:font-weight-asian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3c526" style:font-style-asian="normal" style:font-weight-asian="normal" style:font-weight-complex="normal" style:text-emphasize="none"/>
    </style:style>
    <style:style style:name="T29" style:family="text">
      <style:text-properties officeooo:rsid="0023c526"/>
    </style:style>
    <style:style style:name="T30" style:family="text">
      <style:text-properties officeooo:rsid="00276b95"/>
    </style:style>
    <style:style style:name="T31" style:family="text">
      <style:text-properties officeooo:rsid="00282cca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ize="14pt" fo:language="uk" fo:country="UA" officeooo:rsid="000f0310" style:font-size-asian="14pt" style:font-name-complex="Times New Roman" style:font-size-complex="12pt"/>
    </style:style>
    <style:style style:name="T36" style:family="text">
      <style:text-properties style:font-name="Times New Roman" fo:font-size="14pt" fo:language="uk" fo:country="UA" officeooo:rsid="00501378" style:font-size-asian="14pt" style:font-name-complex="Times New Roman" style:font-size-complex="12pt"/>
    </style:style>
    <style:style style:name="T37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38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9" style:family="text">
      <style:text-properties style:font-name="Times New Roman" fo:font-style="italic" fo:font-weight="bold" officeooo:rsid="003e9d41" style:font-name-asian="Times New Roman1" style:font-style-asian="italic" style:font-weight-asian="bold" style:font-name-complex="Times New Roman1"/>
    </style:style>
    <style:style style:name="T40" style:family="text">
      <style:text-properties officeooo:rsid="0029f1f9"/>
    </style:style>
    <style:style style:name="T41" style:family="text">
      <style:text-properties style:font-name-asian="Times New Roman1" style:font-name-complex="Times New Roman1"/>
    </style:style>
    <style:style style:name="T42" style:family="text">
      <style:text-properties officeooo:rsid="00282cca" style:font-name-asian="Times New Roman1" style:font-name-complex="Times New Roman1"/>
    </style:style>
    <style:style style:name="T43" style:family="text">
      <style:text-properties officeooo:rsid="001331e3" style:font-name-asian="Times New Roman1" style:font-name-complex="Times New Roman1"/>
    </style:style>
    <style:style style:name="T44" style:family="text">
      <style:text-properties officeooo:rsid="002e1b18"/>
    </style:style>
    <style:style style:name="T45" style:family="text">
      <style:text-properties officeooo:rsid="003083ca"/>
    </style:style>
    <style:style style:name="T46" style:family="text">
      <style:text-properties officeooo:rsid="00181cf4"/>
    </style:style>
    <style:style style:name="T47" style:family="text">
      <style:text-properties fo:language="ru" fo:country="RU"/>
    </style:style>
    <style:style style:name="T48" style:family="text">
      <style:text-properties officeooo:rsid="003622d5"/>
    </style:style>
    <style:style style:name="T49" style:family="text">
      <style:text-properties officeooo:rsid="002e1b18" style:font-style-complex="normal"/>
    </style:style>
    <style:style style:name="T50" style:family="text">
      <style:text-properties officeooo:rsid="003622d5" style:font-style-complex="normal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3b71b4"/>
    </style:style>
    <style:style style:name="T53" style:family="text">
      <style:text-properties fo:language="uk" fo:country="UA"/>
    </style:style>
    <style:style style:name="T54" style:family="text">
      <style:text-properties fo:language="uk" fo:country="UA" officeooo:rsid="003b8003"/>
    </style:style>
    <style:style style:name="T55" style:family="text">
      <style:text-properties fo:language="uk" fo:country="UA" officeooo:rsid="002c9457"/>
    </style:style>
    <style:style style:name="T56" style:family="text">
      <style:text-properties fo:language="uk" fo:country="UA" officeooo:rsid="0021a7d8"/>
    </style:style>
    <style:style style:name="T57" style:family="text">
      <style:text-properties fo:language="uk" fo:country="UA" fo:font-weight="bold" style:font-weight-asian="bold" style:font-weight-complex="bold"/>
    </style:style>
    <style:style style:name="T58" style:family="text">
      <style:text-properties fo:language="uk" fo:country="UA" fo:font-weight="bold" officeooo:rsid="002c9457" style:font-weight-asian="bold" style:font-weight-complex="bold"/>
    </style:style>
    <style:style style:name="T59" style:family="text">
      <style:text-properties fo:language="uk" fo:country="UA" fo:font-weight="bold" officeooo:rsid="004c6e64" style:font-weight-asian="bold" style:font-weight-complex="bold"/>
    </style:style>
    <style:style style:name="T60" style:family="text">
      <style:text-properties officeooo:rsid="003b71b4"/>
    </style:style>
    <style:style style:name="T61" style:family="text">
      <style:text-properties officeooo:rsid="003b8003"/>
    </style:style>
    <style:style style:name="T62" style:family="text">
      <style:text-properties officeooo:rsid="000f0310"/>
    </style:style>
    <style:style style:name="T63" style:family="text">
      <style:text-properties officeooo:rsid="00131462"/>
    </style:style>
    <style:style style:name="T64" style:family="text">
      <style:text-properties officeooo:rsid="0010dd33"/>
    </style:style>
    <style:style style:name="T65" style:family="text">
      <style:text-properties officeooo:rsid="00117476"/>
    </style:style>
    <style:style style:name="T66" style:family="text">
      <style:text-properties officeooo:rsid="0014585f"/>
    </style:style>
    <style:style style:name="T67" style:family="text">
      <style:text-properties officeooo:rsid="0042ad5b"/>
    </style:style>
    <style:style style:name="T68" style:family="text">
      <style:text-properties officeooo:rsid="00478c75"/>
    </style:style>
    <style:style style:name="T69" style:family="text">
      <style:text-properties officeooo:rsid="0049406c"/>
    </style:style>
    <style:style style:name="T70" style:family="text">
      <style:text-properties officeooo:rsid="0049fcfc"/>
    </style:style>
    <style:style style:name="T71" style:family="text">
      <style:text-properties officeooo:rsid="004b5e70"/>
    </style:style>
    <style:style style:name="T72" style:family="text">
      <style:text-properties officeooo:rsid="004c6e64"/>
    </style:style>
    <style:style style:name="T73" style:family="text">
      <style:text-properties officeooo:rsid="005e13a6"/>
    </style:style>
    <style:style style:name="T74" style:family="text">
      <style:text-properties style:font-size-complex="14pt" style:font-style-complex="italic" style:font-weight-complex="bold"/>
    </style:style>
    <style:style style:name="T75" style:family="text">
      <style:text-properties officeooo:rsid="00501378" style:font-style-complex="italic" style:font-weight-complex="bold"/>
    </style:style>
    <style:style style:name="T76" style:family="text">
      <style:text-properties style:use-window-font-color="true" officeooo:rsid="00310f2c" style:font-name-asian="Times New Roman" style:font-size-complex="14pt" style:language-complex="ar" style:country-complex="SA" style:font-style-complex="italic" style:font-weight-complex="bold"/>
    </style:style>
    <style:style style:name="T77" style:family="text">
      <style:text-properties style:use-window-font-color="true" style:font-name="Times New Roman" fo:font-size="14pt" fo:language="uk" fo:country="UA" officeooo:rsid="000f0310" style:font-name-asian="Times New Roman" style:font-size-asian="14pt" style:font-name-complex="Times New Roman" style:font-size-complex="12pt" style:language-complex="ar" style:country-complex="SA"/>
    </style:style>
    <style:style style:name="T78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" style:font-size-complex="12pt" style:language-complex="ar" style:country-complex="SA"/>
    </style:style>
    <style:style style:name="T79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80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1" style:font-size-complex="14pt" style:language-complex="ar" style:country-complex="SA"/>
    </style:style>
    <style:style style:name="T81" style:family="text">
      <style:text-properties style:use-window-font-color="true" style:font-name="Times New Roman" fo:font-size="14pt" fo:language="uk" fo:country="UA" officeooo:rsid="00512146" style:font-name-asian="Times New Roman" style:font-size-asian="14pt" style:font-name-complex="Times New Roman1" style:font-size-complex="14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row>
          <table:table-cell table:style-name="Таблица1.A1" office:value-type="string">
            <text:p text:style-name="P35">№ Уроку</text:p>
          </table:table-cell>
          <table:table-cell table:style-name="Таблица1.A1" office:value-type="string">
            <text:p text:style-name="P35">№ Теми</text:p>
          </table:table-cell>
          <table:table-cell table:style-name="Таблица1.A1" office:value-type="string">
            <text:p text:style-name="P36">Тема урока</text:p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><text:span text:style-name="T30">5</text:span>-Б</text:p>
          </table:table-cell>
          <table:table-cell table:style-name="Таблица1.G1" office:value-type="string">
            <text:p text:style-name="P37"><text:span text:style-name="T30">5</text:span>-<text:span text:style-name="T70">В</text:span></text:p>
          </table:table-cell>
        </table:table-row>
        <table:table-row>
          <table:table-cell table:style-name="Таблица1.A2" table:number-columns-spanned="7" office:value-type="string">
            <text:p text:style-name="P3"><text:span text:style-name="T19">Тема </text:span><text:span text:style-name="T22">1</text:span><text:span text:style-name="T19">. </text:span><text:span text:style-name="T18"><text:s/>Алгоритми та програми </text:span><text:span text:style-name="T21">(</text:span><text:span text:style-name="T20">14</text:span><text:span text:style-name="T2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5">1</text:p>
          </table:table-cell>
          <table:table-cell table:style-name="Таблица1.A3" office:value-type="string">
            <text:p text:style-name="P25">1</text:p>
          </table:table-cell>
          <table:table-cell table:style-name="Таблица1.A3" office:value-type="string">
            <text:p text:style-name="P53">Виконав<text:span text:style-name="T47">ц</text:span>і алгоритмів</text:p>
          </table:table-cell>
          <table:table-cell table:style-name="Таблица1.A3" table:number-rows-spanned="14" office:value-type="string">
            <text:p text:style-name="P69">Знаннєва складова</text:p>
            <text:p text:style-name="P65"><text:span text:style-name="T1">Пояснює</text:span> поняття алгоритму та програми. <text:span text:style-name="T1">Наводить приклади</text:span> виконавців та команд, які вони виконують. <text:span text:style-name="T1">Пояснює</text:span> сутність алгоритмічних структур.</text:p>
            <text:p text:style-name="P69">Діяльнісна складова</text:p>
            <text:p text:style-name="P65"><text:span text:style-name="T1">Складає</text:span> прості алгоритми. <text:span text:style-name="T1">Розрізняє </text:span>алгоритмічні структури. <text:span text:style-name="T1">Використовує </text:span>середовище для опису та виконання алгоритмів. <text:span text:style-name="T1">Обирає</text:span> алгоритмічні структури для розв'язування поставленої задачі.</text:p>
            <text:p text:style-name="P65">За необхідності <text:span text:style-name="T1">коригує</text:span> алгоритми. <text:span text:style-name="T26">Виконує</text:span><text:span text:style-name="T12"> алгоритми, подані у формальному вигляді. </text:span></text:p>
            <text:p text:style-name="P59">Ціннісна складова </text:p>
            <text:p text:style-name="P65"><text:span text:style-name="T1">Усвідомлює</text:span> значущість алгоритмів у житті.</text:p>
            <text:p text:style-name="P68"><text:span text:style-name="T27">Робить висновки</text:span><text:span text:style-name="T28"> про відповідність результату виконання алгоритму поставленій задачі.</text:span>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2</text:p>
          </table:table-cell>
          <table:table-cell table:style-name="Таблица1.A3" office:value-type="string">
            <text:p text:style-name="P25">2</text:p>
          </table:table-cell>
          <table:table-cell table:style-name="Таблица1.A3" office:value-type="string">
            <text:p text:style-name="P53"><text:span text:style-name="T48">С</text:span>истеми команд <text:span text:style-name="T48">виконавців алгоритмів.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3</text:p>
          </table:table-cell>
          <table:table-cell table:style-name="Таблица1.A3" office:value-type="string">
            <text:p text:style-name="P25">3</text:p>
          </table:table-cell>
          <table:table-cell table:style-name="Таблица1.A3" office:value-type="string">
            <text:p text:style-name="P53">Способи опису алгоритму. Програма. <text:span text:style-name="T4">Практична робота №</text:span><text:span text:style-name="T5">1</text:span><text:span text:style-name="T4">. </text:span><text:span text:style-name="T50">Розбір</text:span><text:span text:style-name="T4"> </text:span><text:span text:style-name="T50">в</text:span><text:span text:style-name="T48">идів опису алгоритмів. </text:span><text:span text:style-name="T49">Інструктаж з БЖД.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4</text:p>
          </table:table-cell>
          <table:table-cell table:style-name="Таблица1.A3" office:value-type="string">
            <text:p text:style-name="P25">4</text:p>
          </table:table-cell>
          <table:table-cell table:style-name="Таблица1.A3" office:value-type="string">
            <text:p text:style-name="P53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5</text:p>
          </table:table-cell>
          <table:table-cell table:style-name="Таблица1.A3" office:value-type="string">
            <text:p text:style-name="P25">5</text:p>
          </table:table-cell>
          <table:table-cell table:style-name="Таблица1.A3" office:value-type="string">
            <text:p text:style-name="P40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6</text:p>
          </table:table-cell>
          <table:table-cell table:style-name="Таблица1.A3" office:value-type="string">
            <text:p text:style-name="P25">6</text:p>
          </table:table-cell>
          <table:table-cell table:style-name="Таблица1.A3" office:value-type="string">
            <text:p text:style-name="P40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7</text:p>
          </table:table-cell>
          <table:table-cell table:style-name="Таблица1.A3" office:value-type="string">
            <text:p text:style-name="P25">7</text:p>
          </table:table-cell>
          <table:table-cell table:style-name="Таблица1.A3" office:value-type="string">
            <text:p text:style-name="P54"><text:span text:style-name="T48">Лінійні алгоритми. Складання л</text:span>інійн<text:span text:style-name="T48">их</text:span> алгоритм<text:span text:style-name="T48">ів</text:span>. 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8</text:p>
          </table:table-cell>
          <table:table-cell table:style-name="Таблица1.A3" office:value-type="string">
            <text:p text:style-name="P25">8</text:p>
          </table:table-cell>
          <table:table-cell table:style-name="Таблица1.A3" office:value-type="string">
            <text:p text:style-name="P41">Лінійні алгоритми. Виконання л<text:span text:style-name="T29">інійн</text:span>их<text:span text:style-name="T29"> алгоритм</text:span>ів<text:span text:style-name="T29">. 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9</text:p>
          </table:table-cell>
          <table:table-cell table:style-name="Таблица1.A3" office:value-type="string">
            <text:p text:style-name="P25">9</text:p>
          </table:table-cell>
          <table:table-cell table:style-name="Таблица1.A3" office:value-type="string">
            <text:p text:style-name="P47">Узагальнення вивченого з теми <text:span text:style-name="T31">«Алгоритми та програми</text:span><text:span text:style-name="T42">».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10</text:p>
          </table:table-cell>
          <table:table-cell table:style-name="Таблица1.A3" office:value-type="string">
            <text:p text:style-name="P25">10</text:p>
          </table:table-cell>
          <table:table-cell table:style-name="Таблица1.A3" office:value-type="string">
            <text:p text:style-name="P54">Алгоритми з розгалуженнями. <text:span text:style-name="T48">Виконання </text:span>алгоритм<text:span text:style-name="T48">ів з </text:span>розгалуженнями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11</text:p>
          </table:table-cell>
          <table:table-cell table:style-name="Таблица1.A3" office:value-type="string">
            <text:p text:style-name="P25">11</text:p>
          </table:table-cell>
          <table:table-cell table:style-name="Таблица1.A3" office:value-type="string">
            <text:p text:style-name="P55">Алгоритми з повтореннями. <text:span text:style-name="T4">Практична робота №</text:span><text:span text:style-name="T5">2</text:span><text:span text:style-name="T4">. </text:span><text:span text:style-name="T48">Складання </text:span>алгоритм<text:span text:style-name="T48">ів </text:span>з повтореннями. <text:span text:style-name="T49">Інструктаж з БЖД.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12</text:p>
          </table:table-cell>
          <table:table-cell table:style-name="Таблица1.A3" office:value-type="string">
            <text:p text:style-name="P25">12</text:p>
          </table:table-cell>
          <table:table-cell table:style-name="Таблица1.A3" office:value-type="string">
            <text:p text:style-name="P54">Алгоритми з повтореннями. <text:span text:style-name="T48">Виконання </text:span>алгоритм<text:span text:style-name="T48">ів </text:span>з повтореннями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13</text:p>
          </table:table-cell>
          <table:table-cell table:style-name="Таблица1.A3" office:value-type="string">
            <text:p text:style-name="P25">13</text:p>
          </table:table-cell>
          <table:table-cell table:style-name="Таблица1.A3" office:value-type="string">
            <text:p text:style-name="P56">Повторенння теми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5">14</text:p>
          </table:table-cell>
          <table:table-cell table:style-name="Таблица1.A3" office:value-type="string">
            <text:p text:style-name="P25">14</text:p>
          </table:table-cell>
          <table:table-cell table:style-name="Таблица1.A3" office:value-type="string">
            <text:p text:style-name="P46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2" table:number-columns-spanned="7" office:value-type="string">
            <text:p text:style-name="P28">Тема <text:span text:style-name="T68">2</text:span>. <text:span text:style-name="T32">Інформаційні процеси та системи</text:span> (<text:span text:style-name="T31">7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6">15</text:p>
          </table:table-cell>
          <table:table-cell table:style-name="Таблица1.A3" office:value-type="string">
            <text:p text:style-name="P20">1</text:p>
          </table:table-cell>
          <table:table-cell table:style-name="Таблица1.A3" office:value-type="string">
            <text:p text:style-name="P50">Безпека життєдіяльності при роботі з комп'ютером</text:p>
          </table:table-cell>
          <table:table-cell table:style-name="Таблица1.A3" table:number-rows-spanned="7" office:value-type="string">
            <text:p text:style-name="P72">Знаннєва складова</text:p>
            <text:p text:style-name="P62"><text:span text:style-name="T1">Пояснює </text:span>поняття інформації та інформаційної системи. <text:span text:style-name="T1">Наводить</text:span> приклади даних і повідомлень. <text:span text:style-name="T1">Наводить</text:span> приклади інформаційних процесів. <text:span text:style-name="T1">Називає</text:span> складові комп'ютера та їх призначення. <text:span text:style-name="T1">Пояснює</text:span> поняття операційної системи. <text:span text:style-name="T1">Наводить</text:span> приклади комп'ютерних програм</text:p>
            <text:p text:style-name="P72">Діяльнісна складова</text:p>
            <text:p text:style-name="P62"><text:span text:style-name="T1">Розпізнає</text:span> різновиди інформаційних процесів.</text:p>
            <text:p text:style-name="P62"><text:span text:style-name="T1">Розрізняє</text:span> типи комп'ютерів. <text:span text:style-name="T1">Дотримується</text:span> правил безпеки життєдіяльності під час роботи з комп'ютерним пристроями. <text:span text:style-name="T1">Уміє</text:span> виконувати основні операції над файлами та папками</text:p>
            <text:p text:style-name="P72">Ціннісна складова </text:p>
            <text:p text:style-name="P62"><text:span text:style-name="T1">Усвідомлює</text:span> взаємозв’язок між апаратною та програмною складовими інформаційної <text:soft-page-break/>системи. <text:span text:style-name="T1">Усвідомлює</text:span> наслідки впливу комп’ютерних пристроїв на здоров’я. <text:span text:style-name="T25">Має уявлення</text:span><text:span text:style-name="T8"> про роль інформаційних технологій у житті людини та розвитку суспільства</text:span>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6">16</text:p>
          </table:table-cell>
          <table:table-cell table:style-name="Таблица1.A3" office:value-type="string">
            <text:p text:style-name="P20">2</text:p>
          </table:table-cell>
          <table:table-cell table:style-name="Таблица1.A3" office:value-type="string">
            <text:p text:style-name="P49"><text:span text:style-name="T7">Операційна система та її інтерфейс. </text:span><text:span text:style-name="T2">Практична робота №</text:span><text:span text:style-name="T5">3</text:span><text:span text:style-name="T2">.</text:span><text:span text:style-name="T44"> Вивчення інтерфейсу операційної системи. Інструктаж з БЖД.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6">17</text:p>
          </table:table-cell>
          <table:table-cell table:style-name="Таблица1.A3" office:value-type="string">
            <text:p text:style-name="P20">3</text:p>
          </table:table-cell>
          <table:table-cell table:style-name="Таблица1.A3" office:value-type="string">
            <text:p text:style-name="P42">Інформація, дані, повідомлення. Інформаційні процеси та системи. Роль інформаційних технологій у житті сучасної людини. 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6">18</text:p>
          </table:table-cell>
          <table:table-cell table:style-name="Таблица1.A3" office:value-type="string">
            <text:p text:style-name="P20">4</text:p>
          </table:table-cell>
          <table:table-cell table:style-name="Таблица1.A3" office:value-type="string">
            <text:p text:style-name="P48">Апаратна і програмна складові інформаційної системи. 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6">19</text:p>
          </table:table-cell>
          <table:table-cell table:style-name="Таблица1.A3" office:value-type="string">
            <text:p text:style-name="P20">5</text:p>
          </table:table-cell>
          <table:table-cell table:style-name="Таблица1.A3" office:value-type="string">
            <text:p text:style-name="P60">Комп'ютер як пристрій опрацювання даних. Різновиди комп'ютерів. <text:span text:style-name="T6">Складові комп’ютерів та їхнє призначення.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6">20</text:p>
          </table:table-cell>
          <table:table-cell table:style-name="Таблица1.A3" office:value-type="string">
            <text:p text:style-name="P20">6</text:p>
          </table:table-cell>
          <table:table-cell table:style-name="Таблица1.A3" office:value-type="string">
            <text:p text:style-name="P18">Файли, папки та операції над ними. <text:span text:style-name="T2">Практична робота №</text:span><text:span text:style-name="T5">4</text:span><text:span text:style-name="T2">. </text:span><text:span text:style-name="T44">Створення та переміщення файлів та папок. Інструктаж з БЖД.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6">21</text:p>
          </table:table-cell>
          <table:table-cell table:style-name="Таблица1.A3" office:value-type="string">
            <text:p text:style-name="P20">7</text:p>
          </table:table-cell>
          <table:table-cell table:style-name="Таблица1.A3" office:value-type="string">
            <text:p text:style-name="P43"><text:span text:style-name="T31">Узагальнення з теми «</text:span><text:span text:style-name="T42">Інформаційні процеси та системи</text:span><text:span text:style-name="T31">»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46">Тема 3</text:span>. <text:span text:style-name="T41">Мережеві технології та Інтернет</text:span> (<text:span text:style-name="T40">7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3">22</text:p>
          </table:table-cell>
          <table:table-cell table:style-name="Таблица1.A3" office:value-type="string">
            <text:p text:style-name="P22">1</text:p>
          </table:table-cell>
          <table:table-cell table:style-name="Таблица1.A3" office:value-type="string">
            <text:p text:style-name="P61"><text:span text:style-name="T9">Використання мережі Інтернет для навчання. </text:span><text:span text:style-name="T23">Практична робота №</text:span><text:span text:style-name="T24">5</text:span><text:span text:style-name="T23">. </text:span><text:span text:style-name="T10">Навчання на сайті informatika.zp.ua. </text:span><text:span text:style-name="T11">Інструктаж з БЖ</text:span></text:p>
          </table:table-cell>
          <table:table-cell table:style-name="Таблица1.A3" table:number-rows-spanned="7" office:value-type="string">
            <text:p text:style-name="P73">Знаннєва складова</text:p>
            <text:p text:style-name="P63"><text:span text:style-name="T1">Розуміє</text:span> поняття комп'ютерної мережі.</text:p>
            <text:p text:style-name="P63"><text:span text:style-name="T1">Пояснює</text:span> відмінність між глобальною та локальною комп'ютерними мережами.</text:p>
            <text:p text:style-name="P63"><text:span text:style-name="T1">Наводить </text:span>приклади пошукових систем.</text:p>
            <text:p text:style-name="P63"><text:span text:style-name="T1">Наводить</text:span> приклади навчальних веб-ресурсів.</text:p>
            <text:p text:style-name="P73">Діяльнісна складова</text:p>
            <text:p text:style-name="P63"><text:span text:style-name="T1">Використовує </text:span>мережеві папки для обміну файлами та їх зберігання.</text:p>
            <text:p text:style-name="P63"><text:span text:style-name="T1">Дотримується</text:span> правил безпеки під час використання Інтернету.</text:p>
            <text:p text:style-name="P63"><text:span text:style-name="T1">Шукає, завантажує та зберігає</text:span> дані, отримані із Всесвітньої мережі.</text:p>
            <text:p text:style-name="P70"><text:span text:style-name="T38">Ціннісна складов</text:span><text:span text:style-name="T39">а</text:span>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23</text:p>
          </table:table-cell>
          <table:table-cell table:style-name="Таблица1.A3" office:value-type="string">
            <text:p text:style-name="P22">2</text:p>
          </table:table-cell>
          <table:table-cell table:style-name="Таблица1.A3" office:value-type="string">
            <text:p text:style-name="P51">Пошук інформації в Інтернеті. 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24</text:p>
          </table:table-cell>
          <table:table-cell table:style-name="Таблица1.A3" office:value-type="string">
            <text:p text:style-name="P22">3</text:p>
          </table:table-cell>
          <table:table-cell table:style-name="Таблица1.A3" office:value-type="string">
            <text:p text:style-name="P51">Критичне оцінювання інформації, отриманої з Інтернету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25</text:p>
          </table:table-cell>
          <table:table-cell table:style-name="Таблица1.A3" office:value-type="string">
            <text:p text:style-name="P21">4</text:p>
          </table:table-cell>
          <table:table-cell table:style-name="Таблица1.A3" office:value-type="string">
            <text:p text:style-name="P51">Безпечне користування Інтернетом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26</text:p>
          </table:table-cell>
          <table:table-cell table:style-name="Таблица1.A3" office:value-type="string">
            <text:p text:style-name="P21">5</text:p>
          </table:table-cell>
          <table:table-cell table:style-name="Таблица1.A3" office:value-type="string">
            <text:p text:style-name="P51">Завантаження даних з Інтернету. Авторське право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27</text:p>
          </table:table-cell>
          <table:table-cell table:style-name="Таблица1.A3" office:value-type="string">
            <text:p text:style-name="P21">6</text:p>
          </table:table-cell>
          <table:table-cell table:style-name="Таблица1.A3" office:value-type="string">
            <text:p text:style-name="P51">Комп’ютерні мережі. Локальна мережа. Використання мережевих папок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table:number-rows-spanned="2" office:value-type="string">
            <text:p text:style-name="P23"/>
            <text:p text:style-name="P23">28</text:p>
            <text:p text:style-name="P23"/>
          </table:table-cell>
          <table:table-cell table:style-name="Таблица1.A3" table:number-rows-spanned="2" office:value-type="string">
            <text:p text:style-name="P21">7</text:p>
          </table:table-cell>
          <table:table-cell table:style-name="Таблица1.A3" table:number-rows-spanned="2" office:value-type="string">
            <text:p text:style-name="P44"><text:span text:style-name="T31">Узагальнення з теми </text:span><text:span text:style-name="T43">Мережеві технології та Інтернет.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 table:style-name="Таблица1.33">
          <table:covered-table-cell/>
          <table:covered-table-cell/>
          <table:covered-table-cell/>
          <table:table-cell table:style-name="Таблица1.A3" office:value-type="string">
            <text:p text:style-name="P71"><text:span text:style-name="T1">Усвідомлює</text:span> необхідність дотримання авторського права.</text:p>
            <text:p text:style-name="P67">Критично оцінює відомості, отримані з мережі Інтернет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7" office:value-type="string">
            <text:p text:style-name="P2"><text:span text:style-name="T15">Тема </text:span><text:span text:style-name="T16">4</text:span><text:span text:style-name="T15">. </text:span><text:span text:style-name="T13"><text:s/>Опрацювання текстових даних </text:span><text:span text:style-name="T14">(7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7">29</text:p>
          </table:table-cell>
          <table:table-cell table:style-name="Таблица1.A3" office:value-type="string">
            <text:p text:style-name="P22">1</text:p>
          </table:table-cell>
          <table:table-cell table:style-name="Таблица1.A3" office:value-type="string">
            <text:p text:style-name="P57">Об’єкти та їхні властивості. Дії над об’єктами. Основні об'єкти текстового документа.</text:p>
          </table:table-cell>
          <table:table-cell table:style-name="Таблица1.A3" table:number-rows-spanned="7" office:value-type="string">
            <text:p text:style-name="P74">Знаннєва складова</text:p>
            <text:p text:style-name="P64"><text:span text:style-name="T1">Пояснює </text:span>поняття об’єкта та властивостей об’єкта. <text:span text:style-name="T1">Називає</text:span> основні об'єкти текстового документа. <text:span text:style-name="T1">Називає</text:span> властивості символів, абзаців, сторінок, зображень і таблиць.</text:p>
            <text:p text:style-name="P74">Діяльнісна складова</text:p>
            <text:p text:style-name="P64"><text:span text:style-name="T1">Уміє</text:span> редагувати та форматувати об'єкти текстових документів. <text:span text:style-name="T1">Додає</text:span> зображення з файлів та налаштовує їхні параметри. <text:span text:style-name="T1">Додає т</text:span>аблиці й однорівневі списки, редагує та форматує їх. <text:span text:style-name="T1">Налаштовує</text:span> параметри сторінки (розмір, орієнтацію, поля). <text:span text:style-name="T1">Готує</text:span> документ до друку</text:p>
            <text:p text:style-name="P74">Ціннісна складова </text:p>
            <text:p text:style-name="P64"><text:span text:style-name="T1">Усвідомлює</text:span> роль електронного документообігу у сучасному суспільстві.</text:p>
            <text:p text:style-name="P58"><text:span text:style-name="T1">Оцінює</text:span> якість форматування текстового документа.</text:p>
          </table:table-cell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3<text:span text:style-name="T69">0</text:span></text:p>
          </table:table-cell>
          <table:table-cell table:style-name="Таблица1.A3" office:value-type="string">
            <text:p text:style-name="P22">2</text:p>
          </table:table-cell>
          <table:table-cell table:style-name="Таблица1.A3" office:value-type="string">
            <text:p text:style-name="P66">Програмне забезпечення для опрацювання текстів. Сторінки документа та їх форматування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3<text:span text:style-name="T69">1</text:span></text:p>
          </table:table-cell>
          <table:table-cell table:style-name="Таблица1.A3" office:value-type="string">
            <text:p text:style-name="P22">3</text:p>
          </table:table-cell>
          <table:table-cell table:style-name="Таблица1.A3" office:value-type="string">
            <text:p text:style-name="P66">Введення, редагування та форматування символів і абзаців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3<text:span text:style-name="T69">2</text:span></text:p>
          </table:table-cell>
          <table:table-cell table:style-name="Таблица1.A3" office:value-type="string">
            <text:p text:style-name="P21">4</text:p>
          </table:table-cell>
          <table:table-cell table:style-name="Таблица1.A3" office:value-type="string">
            <text:p text:style-name="P66">Додавання зображень із файлу та їх форматування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3<text:span text:style-name="T69">3</text:span></text:p>
          </table:table-cell>
          <table:table-cell table:style-name="Таблица1.A3" office:value-type="string">
            <text:p text:style-name="P21">5</text:p>
          </table:table-cell>
          <table:table-cell table:style-name="Таблица1.A3" office:value-type="string">
            <text:p text:style-name="P66">Додавання, редагування та форматування таблиць. <text:span text:style-name="T3">Практична робота № </text:span><text:span text:style-name="T5">6</text:span><text:span text:style-name="T3">.</text:span><text:span text:style-name="T45"> Створення таблиць. </text:span><text:span text:style-name="T17">Інструктаж з БЖД.</text:span>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3<text:span text:style-name="T69">4</text:span></text:p>
          </table:table-cell>
          <table:table-cell table:style-name="Таблица1.A3" office:value-type="string">
            <text:p text:style-name="P21">6</text:p>
          </table:table-cell>
          <table:table-cell table:style-name="Таблица1.A3" office:value-type="string">
            <text:p text:style-name="P52">Однорівневі списки. Підготовка документа до друку. Друк документа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23">3<text:span text:style-name="T69">5</text:span></text:p>
          </table:table-cell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45">Узагальнення з теми Опрацювання текстових даних.</text:p>
          </table:table-cell>
          <table:covered-table-cell/>
          <table:table-cell table:style-name="Таблица1.A3" office:value-type="string">
            <text:p text:style-name="P19"/>
          </table:table-cell>
          <table:table-cell table:style-name="Таблица1.A3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</table:table-row>
        <table:table-row>
          <table:table-cell table:style-name="Таблица1.A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ext:p text:style-name="P17"/>
      <text:p text:style-name="Standard"/>
      <text:p text:style-name="P4"/>
      <text:p text:style-name="P4">Розклад годин по чвертям</text:p>
      <text:p text:style-name="P5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0">Клас</text:p>
          </table:table-cell>
          <table:table-cell table:style-name="Таблица2.A1" office:value-type="string">
            <text:p text:style-name="P30">Годин на тиждень</text:p>
          </table:table-cell>
          <table:table-cell table:style-name="Таблица2.A1" office:value-type="string">
            <text:p text:style-name="P30">Разом за програмою</text:p>
          </table:table-cell>
          <table:table-cell table:style-name="Таблица2.A1" office:value-type="string">
            <text:p text:style-name="P30">І ч.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51">II </text:span></text:span><text:span text:style-name="Основной_20_шрифт_20_абзаца"><text:span text:style-name="T53">2 ч.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51">III</text:span></text:span><text:span text:style-name="Основной_20_шрифт_20_абзаца"><text:span text:style-name="T53"> ч.</text:span></text:span></text:p>
          </table:table-cell>
          <table:table-cell table:style-name="Таблица2.G1" office:value-type="string">
            <text:p text:style-name="P31"><text:span text:style-name="Основной_20_шрифт_20_абзаца"><text:span text:style-name="T51">IV</text:span></text:span><text:span text:style-name="Основной_20_шрифт_20_абзаца"><text:span text:style-name="T53"> ч.</text:span></text:span></text:p>
          </table:table-cell>
        </table:table-row>
        <table:table-row>
          <table:table-cell table:style-name="Таблица2.A2" office:value-type="string">
            <text:p text:style-name="P31"><text:span text:style-name="Основной_20_шрифт_20_абзаца"><text:span text:style-name="T52"/></text:span></text:p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31"/>
          </table:table-cell>
          <table:table-cell table:style-name="Таблица2.G2" office:value-type="string">
            <text:p text:style-name="P31"/>
          </table:table-cell>
        </table:table-row>
        <table:table-row>
          <table:table-cell table:style-name="Таблица2.A2" office:value-type="string">
            <text:p text:style-name="P31"><text:span text:style-name="T60">5</text:span>-Б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31"/>
          </table:table-cell>
          <table:table-cell table:style-name="Таблица2.G2" office:value-type="string">
            <text:p text:style-name="P31"/>
          </table:table-cell>
        </table:table-row>
        <table:table-row>
          <table:table-cell table:style-name="Таблица2.A2" office:value-type="string">
            <text:p text:style-name="P31"><text:span text:style-name="T61">5</text:span>-<text:span text:style-name="T71">В</text:span>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32"/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31"/>
          </table:table-cell>
          <table:table-cell table:style-name="Таблица2.G2" office:value-type="string">
            <text:p text:style-name="P31"/>
          </table:table-cell>
        </table:table-row>
      </table:table>
      <text:p text:style-name="P5"/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31">Граф<text:span text:style-name="Основной_20_шрифт_20_абзаца"><text:span text:style-name="T53">ік контрольних та практичних робіт </text:span></text:span><text:span text:style-name="Основной_20_шрифт_20_абзаца"><text:span text:style-name="T54">5</text:span></text:span><text:span text:style-name="Основной_20_шрифт_20_абзаца"><text:span text:style-name="T53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30">Тип роботи</text:p>
          </table:table-cell>
          <table:table-cell table:style-name="Таблица3.A2" office:value-type="string">
            <text:p text:style-name="P30"/>
          </table:table-cell>
          <table:table-cell table:style-name="Таблица3.A2" office:value-type="string">
            <text:p text:style-name="P30"><text:span text:style-name="T61">5</text:span>-Б</text:p>
          </table:table-cell>
          <table:table-cell table:style-name="Таблица3.D2" office:value-type="string">
            <text:p text:style-name="P30"><text:span text:style-name="T61">5</text:span>-<text:span text:style-name="T72">В</text:span></text:p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53">Практична робота №</text:span></text:span><text:span text:style-name="Основной_20_шрифт_20_абзаца"><text:span text:style-name="T55">1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8"><text:span text:style-name="Основной_20_шрифт_20_абзаца"><text:span text:style-name="T57">Узагальнення №</text:span></text:span><text:span text:style-name="Основной_20_шрифт_20_абзаца"><text:span text:style-name="T58">1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53">Практична робота №</text:span></text:span><text:span text:style-name="Основной_20_шрифт_20_абзаца"><text:span text:style-name="T55">2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9"><text:span text:style-name="Основной_20_шрифт_20_абзаца"><text:span text:style-name="T57">Узагальнення №</text:span></text:span><text:span text:style-name="Основной_20_шрифт_20_абзаца"><text:span text:style-name="T59">2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56">Практична робота №</text:span></text:span><text:span text:style-name="Основной_20_шрифт_20_абзаца"><text:span text:style-name="T55">3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56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58">Узагальнення №</text:span></text:span><text:span text:style-name="Основной_20_шрифт_20_абзаца"><text:span text:style-name="T59">3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56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58">Узагальнення №</text:span></text:span><text:span text:style-name="Основной_20_шрифт_20_абзаца"><text:span text:style-name="T59">4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56">Практична робота №</text:span></text:span><text:span text:style-name="Основной_20_шрифт_20_абзаца"><text:span text:style-name="T55">6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58">Узагальнення №</text:span></text:span><text:span text:style-name="Основной_20_шрифт_20_абзаца"><text:span text:style-name="T59">5</text:span></text:span></text:p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/>
      <text:p text:style-name="P75"><text:span text:style-name="T33"/></text:p>
      <text:p text:style-name="P75"><text:span text:style-name="T33"><text:tab/>ПОГОДЖЕНО<text:tab/><text:tab/><text:tab/><text:tab/><text:tab/><text:tab/><text:tab/><text:tab/><text:tab/><text:tab/><text:tab/><text:tab/><text:tab/><text:tab/><text:tab/><text:tab/>ПОГОДЖЕНО</text:span></text:p>
      <text:p text:style-name="P75"><text:span text:style-name="T35"><text:tab/></text:span><text:span text:style-name="T77">К</text:span><text:span text:style-name="T78">ерівник</text:span><text:span text:style-name="T35"> </text:span><text:span text:style-name="T77">Ш</text:span><text:span text:style-name="T78">МО <text:tab/><text:tab/><text:tab/><text:tab/><text:tab/><text:tab/><text:tab/><text:tab/><text:tab/><text:tab/><text:tab/><text:tab/><text:tab/><text:tab/><text:tab/><text:tab/></text:span><text:span text:style-name="T77">Заступник</text:span><text:span text:style-name="T78"> директора </text:span><text:span text:style-name="T80">з НВР ЕЗОШ №</text:span><text:span text:style-name="T81">2</text:span><text:span text:style-name="T80"> </text:span></text:p>
      <text:p text:style-name="P75"><text:span text:style-name="T33"><text:tab/>_________ <text:s/></text:span><text:span text:style-name="T78">В.В.</text:span><text:span text:style-name="T33"> </text:span><text:span text:style-name="T78">Маляренко</text:span><text:span text:style-name="T33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75"><text:span text:style-name="T33"><text:tab/></text:span><text:span text:style-name="T36">І семестр </text:span><text:span text:style-name="T33">____________ 201</text:span><text:span text:style-name="T37">9</text:span><text:span text:style-name="T33"> р.<text:tab/><text:tab/><text:tab/><text:tab/><text:tab/><text:tab/><text:tab/><text:tab/><text:tab/><text:tab/><text:tab/></text:span><text:span text:style-name="T36">І семестр </text:span><text:span text:style-name="T33">______________ 201</text:span><text:span text:style-name="T79">9</text:span><text:span text:style-name="T33"> р.</text:span></text:p>
      <text:p text:style-name="P77"><text:span text:style-name="T74"><text:tab/></text:span><text:span text:style-name="T75">ІІ семестр </text:span><text:span text:style-name="T74">____________ 20</text:span><text:span text:style-name="T76">20</text:span><text:span text:style-name="T74"> р.<text:tab/><text:tab/><text:tab/><text:tab/><text:tab/><text:tab/><text:tab/><text:tab/><text:tab/><text:tab/><text:tab/></text:span><text:span text:style-name="T75">ІІ семестр </text:span><text:span text:style-name="T74">_____________ 20</text:span><text:span text:style-name="T76">20</text:span><text:span text:style-name="T74"> 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67">і</text:span>нформатики для <text:span text:style-name="T63">5</text:span> класів</text:p>
      <text:p text:style-name="P11"><text:span text:style-name="T62">в</text:span>читель Трубіцина А.Л.</text:p>
      <text:p text:style-name="P11">201<text:span text:style-name="T72">9</text:span>-20<text:span text:style-name="T72">20</text:span> н.р.</text:p>
      <text:p text:style-name="P12"/>
      <text:p text:style-name="P12"/>
      <text:p text:style-name="P12"/>
      <text:p text:style-name="P7">Джерело: Програма для загальноосвітніх навчальних закладів.</text:p>
      <text:p text:style-name="P7">Інформатика навчальна програма для учнів <text:span text:style-name="T67">5 </text:span>класу</text:p>
      <text:p text:style-name="P7">загальноосвітніх навчальних закладів <text:span text:style-name="T64">затверджена Міністерством освіти і науки України</text:span></text:p>
      <text:p text:style-name="P9">(Наказ МОН від <text:span text:style-name="T65">07.06.2017 №804</text:span>)</text:p>
      <text:p text:style-name="P9"/>
      <text:p text:style-name="P9"/>
      <text:p text:style-name="P9"/>
      <text:p text:style-name="P9"/>
      <text:p text:style-name="P9"/>
      <text:p text:style-name="P8"/>
      <text:p text:style-name="Standard"/>
      <text:p text:style-name="Standard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10-01T18:04:59.677224067</dc:date>
    <meta:editing-duration>PT56M39S</meta:editing-duration>
    <meta:editing-cycles>27</meta:editing-cycles>
    <meta:generator>LibreOffice/6.3.1.2$Linux_X86_64 LibreOffice_project/30$Build-2</meta:generator>
    <meta:document-statistic meta:table-count="3" meta:image-count="0" meta:object-count="0" meta:page-count="5" meta:paragraph-count="188" meta:word-count="813" meta:character-count="6018" meta:non-whitespace-character-count="5305"/>
  </office:meta>
</office:document-meta>
</file>